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ce47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7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7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7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/>
          <table:table-cell table:formula="of:=SUM([.B17:.F17])" office:value-type="float" office:value="19100">
            <text:p>19100</text:p>
          </table:table-cell>
          <table:table-cell table:style-name="ce8" table:formula="of:=SUM([.B35];[.C35];[.E35];[.F35])" office:value-type="float" office:value="1056.25">
            <text:p>1056.25</text:p>
          </table:table-cell>
          <table:table-cell office:value-type="string">
            <text:p>Անի Գ․</text:p>
          </table:table-cell>
          <table:table-cell/>
          <table:table-cell table:style-name="ce47" office:value-type="float" office:value="10000">
            <text:p>10000</text:p>
          </table:table-cell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370.53571428571">
            <text:p>1370.535714285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5:.F35])" office:value-type="float" office:value="1370.53571428571">
            <text:p>1370.535714285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5:.F35])" office:value-type="float" office:value="1370.53571428571">
            <text:p>1370.535714285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995.535714285714">
            <text:p>995.535714285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F35])" office:value-type="float" office:value="350">
            <text:p>35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/>
          <table:table-cell table:style-name="Default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370.53571428571">
            <text:p>1370.5357142857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370.53571428571">
            <text:p>1370.535714285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370.53571428571">
            <text:p>1370.5357142857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331.25">
            <text:p>331.25</text:p>
          </table:table-cell>
          <table:table-cell table:style-name="Default"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331.25">
            <text:p>331.25</text:p>
          </table:table-cell>
          <table:table-cell table:style-name="Default"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331.25">
            <text:p>331.25</text:p>
          </table:table-cell>
          <table:table-cell table:style-name="Default" office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1" office:value-type="float" office:value="0">
            <text:p>0</text:p>
          </table:table-cell>
          <table:table-cell table:style-name="Default"/>
          <table:table-cell table:style-name="ce39" table:formula="of:=SUM([.H17:.H34])" office:value-type="float" office:value="18785.7142857143">
            <text:p>18785.7142857143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0/15/2015</text:date>, <text:time>11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5T11:42:25</dc:date>
    <meta:editing-duration>P1DT17H18M45S</meta:editing-duration>
    <meta:editing-cycles>991</meta:editing-cycles>
    <meta:generator>OpenOffice/4.1.1$Unix OpenOffice.org_project/411m6$Build-9775</meta:generator>
    <dc:creator>employee employee</dc:creator>
    <meta:document-statistic meta:table-count="8" meta:cell-count="2315" meta:object-count="0"/>
  </office:meta>
</office:document-meta>
</file>